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9.42mm"/>
    </style:style>
    <style:style style:name="co2" style:family="table-column">
      <style:table-column-properties fo:break-before="auto" style:column-width="267.23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10.97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19.95mm"/>
    </style:style>
    <style:style style:name="co10" style:family="table-column">
      <style:table-column-properties fo:break-before="auto" style:column-width="6.88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ndroiddevolperdashboardhis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Android version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ttp://www.androidpolice.com/2010/04/14/google-updates-fragmentation-statistics-70-still-stuck-with-android-1-5-and-1-6-23-secretly-cry-about-it-every-night/</text:p>
          </table:table-cell>
          <table:table-cell office:value-type="string" calcext:value-type="string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23"/>
          <table:table-cell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http://www.geekzone.co.nz/ald/7105</text:p>
          </table:table-cell>
          <table:table-cell office:value-type="string" calcext:value-type="string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23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office:value-type="string" calcext:value-type="string">
            <text:p>http://www.androidpolice.com/2010/04/14/google-updates-fragmentation-statistics-70-still-stuck-with-android-1-5-and-1-6-23-secretly-cry-about-it-every-night/</text:p>
          </table:table-cell>
          <table:table-cell office:value-type="string" calcext:value-type="string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2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androidguys.com/2010/05/03/latest-platform-versions-show-15-biggest-chunk-android-pie/</text:p>
          </table:table-cell>
          <table:table-cell office:value-type="string" calcext:value-type="string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2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ndroidbloke.co.uk/2010/05/18/android-device-market-share-still-split-in-hung-parliament/</text:p>
          </table:table-cell>
          <table:table-cell office:value-type="string" calcext:value-type="string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2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phandroid.com/2010/06/17/android-2-1-takes-up-half-of-the-pie-in-latest-firmware-versions-chart/</text:p>
          </table:table-cell>
          <table:table-cell office:value-type="string" calcext:value-type="string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table:number-columns-repeated="22"/>
          <table:table-cell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Froyo-Takes-Its-Share-of-the-Android-Pie-2.png/</text:p>
          </table:table-cell>
          <table:table-cell office:value-type="string" calcext:value-type="string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21"/>
          <table:table-cell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http://www.androidpolice.com/2010/08/04/platform-version-update-froyo-trickles-in-eclair-up-still-too-much-cupcake-donut-but-were-all-still-eating-too-much-sugar-and-fat/</text:p>
          </table:table-cell>
          <table:table-cell office:value-type="string" calcext:value-type="string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21"/>
          <table:table-cell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Distribution-Changes-2-1-Going-Down-2-2-Goes-Up-2.png/</text:p>
          </table:table-cell>
          <table:table-cell office:value-type="string" calcext:value-type="string">
            <text:p>2010-09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21"/>
          <table:table-cell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Froyo-on-33-4-Active-Android-Handsets-2.png/</text:p>
          </table:table-cell>
          <table:table-cell office:value-type="string" calcext:value-type="string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21"/>
          <table:table-cell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Now-on-36-2-Active-Handsets-2.png/</text:p>
          </table:table-cell>
          <table:table-cell office:value-type="string" calcext:value-type="string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21"/>
          <table:table-cell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Froyo-Now-on-43-4-Active-Android-Devices-2.png/</text:p>
          </table:table-cell>
          <table:table-cell office:value-type="string" calcext:value-type="string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21"/>
          <table:table-cell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Froyo-on-51-8-Active-Android-Devices-2.png/</text:p>
          </table:table-cell>
          <table:table-cell office:value-type="string" calcext:value-type="string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2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Now-on-57-6-Active-Android-Devices-2.png/</text:p>
          </table:table-cell>
          <table:table-cell office:value-type="string" calcext:value-type="string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2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Powers-61-3-of-Active-Android-Devices-4.png/</text:p>
          </table:table-cell>
          <table:table-cell office:value-type="string" calcext:value-type="string">
            <text:p>2011-03-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on-63-9-of-Active-Android-Devices-2-3-x-on-2-5-3.png/</text:p>
          </table:table-cell>
          <table:table-cell office:value-type="string" calcext:value-type="string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macobserver.com/tmo/article/99.7_of_android_devices_vulnerable_to_data_leak</text:p>
          </table:table-cell>
          <table:table-cell office:value-type="string" calcext:value-type="string">
            <text:p>2011-05-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http://www.androidcentral.com/android-version-numbers-show-slight-uptick-gingerbread</text:p>
          </table:table-cell>
          <table:table-cell office:value-type="string" calcext:value-type="string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7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Gingerbread-Now-on-18-6-Active-Android-Devices-2.png/</text:p>
          </table:table-cell>
          <table:table-cell office:value-type="string" calcext:value-type="string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7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distimo.com/blog/2011_08_gingerbread-rising-android-2-3-now-on-24-3/</text:p>
          </table:table-cell>
          <table:table-cell office:value-type="string" calcext:value-type="string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Gingerbread-on-31-3-Active-Android-Devices-Froyo-Still-King-at-51-2-2.png/</text:p>
          </table:table-cell>
          <table:table-cell office:value-type="string" calcext:value-type="string">
            <text:p>2011-09-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Gingerbread-Loaded-on-38-7-Active-Android-Devices-3.png/</text:p>
          </table:table-cell>
          <table:table-cell office:value-type="string" calcext:value-type="string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electronicsweekly.com/eyes-on-android/reports/android-in-the-wild-gingerbread-overtakes-froyo-2011-11/</text:p>
          </table:table-cell>
          <table:table-cell office:value-type="string" calcext:value-type="string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Over-Half-of-Active-Android-Devices-Run-Gingerbread-3.png/</text:p>
          </table:table-cell>
          <table:table-cell office:value-type="string" calcext:value-type="string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apps4android.org/?p=3150</text:p>
          </table:table-cell>
          <table:table-cell office:value-type="string" calcext:value-type="string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apps4android.org/?p=3480</text:p>
          </table:table-cell>
          <table:table-cell office:value-type="string" calcext:value-type="string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droid-life.com/2012/03/06/android-distribution-charts-updated-for-march-not-much-has-changed-as-expected/</text:p>
          </table:table-cell>
          <table:table-cell office:value-type="string" calcext:value-type="string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techbullets.blogspot.co.uk/2012/04/android-platforms-version-distribution.html</text:p>
          </table:table-cell>
          <table:table-cell office:value-type="string" calcext:value-type="string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techrj.com/2012/05/android-version-distribution-report-for-april/</text:p>
          </table:table-cell>
          <table:table-cell office:value-type="string" calcext:value-type="string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Ice-Cream-Sandwich-Now-on-7-1-Active-Android-Devices-3.jpg/</text:p>
          </table:table-cell>
          <table:table-cell office:value-type="string" calcext:value-type="string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Ice-Cream-Sandwich-Now-on-10-9-Active-Android-Devices-2.png/</text:p>
          </table:table-cell>
          <table:table-cell office:value-type="string" calcext:value-type="string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Ice-Cream-Sandwich-Now-on-15-9-Android-Devices-Jelly-Bean-on-0-8-3.png/</text:p>
          </table:table-cell>
          <table:table-cell office:value-type="string" calcext:value-type="string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1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eblog.cenriqueortiz.com/general/2012/09/29/android-platform-versions-2012/</text:p>
          </table:table-cell>
          <table:table-cell office:value-type="string" calcext:value-type="string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1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droid-life.com/2012/10/02/android-distribution-charts-updated-same-gingerbread-story-just-another-month/</text:p>
          </table:table-cell>
          <table:table-cell office:value-type="string" calcext:value-type="string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1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web.archive.org/web/20121104031217/http://developer.android.com/about/dashboards/index.html</text:p>
          </table:table-cell>
          <table:table-cell office:value-type="string" calcext:value-type="string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1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web.archive.org/web/20121204142050/http://developer.android.com/about/dashboards/index.html</text:p>
          </table:table-cell>
          <table:table-cell office:value-type="string" calcext:value-type="string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web.archive.org/web/20130104011027/http://developer.android.com/about/dashboards/index.html</text:p>
          </table:table-cell>
          <table:table-cell office:value-type="string" calcext:value-type="string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web.archive.org/web/20130205234427/http://developer.android.com/about/dashboards/index.html</text:p>
          </table:table-cell>
          <table:table-cell office:value-type="string" calcext:value-type="string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androidpolice.com/2013/03/05/android-platform-numbers-for-february-13-are-in-gingerbread-down-to-44-2-ics-down-to-28-6-and-jelly-bean-up-to-16-5/</text:p>
          </table:table-cell>
          <table:table-cell office:value-type="string" calcext:value-type="string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fonearena.com/blog/66060/jelly-bean-now-on-25-of-android-devices-gingerbread-down-to-39-8.html</text:p>
          </table:table-cell>
          <table:table-cell office:value-type="string" calcext:value-type="string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ndroid4fans.com/2013/05/02/android-distribution-in-may-jelly-bean-overtakes-ice-cream-sandwich-and-flies-up-to-28-4-share/</text:p>
          </table:table-cell>
          <table:table-cell office:value-type="string" calcext:value-type="string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https://web.archive.org/web/20130614021342/http://developer.android.com/about/dashboards/index.html</text:p>
          </table:table-cell>
          <table:table-cell office:value-type="string" calcext:value-type="string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https://web.archive.org/web/20130724145356/http://developer.android.com/about/dashboards/index.html</text:p>
          </table:table-cell>
          <table:table-cell office:value-type="string" calcext:value-type="string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https://web.archive.org/web/20130822110535/https://developer.android.com/about/dashboards/index.html</text:p>
          </table:table-cell>
          <table:table-cell office:value-type="string" calcext:value-type="string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</text:p>
          </table:table-cell>
          <table:table-cell office:value-type="float" office:value="6.5" calcext:value-type="float">
            <text:p>6.5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https://web.archive.org/web/20130921055037/http://developer.android.com/about/dashboards/index.html</text:p>
          </table:table-cell>
          <table:table-cell office:value-type="string" calcext:value-type="string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https://web.archive.org/web/20131005121430/http://developer.android.com/about/dashboards/index.html</text:p>
          </table:table-cell>
          <table:table-cell office:value-type="string" calcext:value-type="string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11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www.androidpolice.com/2013/11/02/november-android-distribution-numbers-jelly-bean-now-on-more-than-half-of-devices-gingerbread-stubbornly-holding-on/</text:p>
          </table:table-cell>
          <table:table-cell office:value-type="string" calcext:value-type="string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11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https://web.archive.org/web/20131217024347/https://developer.android.com/about/dashboards/index.html</text:p>
          </table:table-cell>
          <table:table-cell office:value-type="string" calcext:value-type="string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iIacW</text:p>
          </table:table-cell>
          <table:table-cell office:value-type="string" calcext:value-type="string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string" calcext:value-type="string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string" calcext:value-type="string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today/FGVGE</text:p>
          </table:table-cell>
          <table:table-cell office:value-type="string" calcext:value-type="string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today/PdQ5I</text:p>
          </table:table-cell>
          <table:table-cell office:value-type="string" calcext:value-type="string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YZMa0</text:p>
          </table:table-cell>
          <table:table-cell office:value-type="string" calcext:value-type="string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4aEhR</text:p>
          </table:table-cell>
          <table:table-cell office:value-type="string" calcext:value-type="string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ejhXC</text:p>
          </table:table-cell>
          <table:table-cell office:value-type="string" calcext:value-type="string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negd</text:p>
          </table:table-cell>
          <table:table-cell office:value-type="string" calcext:value-type="string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4-10 no data published https://www.androidpolice.com/2014/11/03/android-platform-version-numbers-for-november-kitkat-moves-up-another-5-7-just-in-time-for-lollipop/</text:p>
          </table:table-cell>
          <table:table-cell office:value-type="string" calcext:value-type="string">
            <text:p>https://archive.today/6azsa</text:p>
          </table:table-cell>
          <table:table-cell office:value-type="string" calcext:value-type="string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string" calcext:value-type="string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string" calcext:value-type="string">
            <text:p>2015-01-0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Wxi5Z</text:p>
          </table:table-cell>
          <table:table-cell office:value-type="string" calcext:value-type="string">
            <text:p>2015-02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8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wG2rZ</text:p>
          </table:table-cell>
          <table:table-cell office:value-type="string" calcext:value-type="string">
            <text:p>2015-03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8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Lj9yu</text:p>
          </table:table-cell>
          <table:table-cell office:value-type="string" calcext:value-type="string">
            <text:p>2015-04-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7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Bh6YO</text:p>
          </table:table-cell>
          <table:table-cell office:value-type="string" calcext:value-type="string">
            <text:p>2015-05-04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7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MRqn9</text:p>
          </table:table-cell>
          <table:table-cell office:value-type="string" calcext:value-type="string">
            <text:p>2015-06-0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5-07 no data published https://www.androidauthority.com/android-distribution-august-2015-631077/</text:p>
          </table:table-cell>
          <table:table-cell office:value-type="string" calcext:value-type="string">
            <text:p>https://archive.is/gcNVt</text:p>
          </table:table-cell>
          <table:table-cell office:value-type="string" calcext:value-type="string">
            <text:p>2015-08-0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7"/>
          <table:table-cell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string" calcext:value-type="string">
            <text:p>2015-09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7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PGVIa</text:p>
          </table:table-cell>
          <table:table-cell office:value-type="string" calcext:value-type="string">
            <text:p>2015-10-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7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tG9rm</text:p>
          </table:table-cell>
          <table:table-cell office:value-type="string" calcext:value-type="string">
            <text:p>2015-11-0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sORBQ</text:p>
          </table:table-cell>
          <table:table-cell office:value-type="string" calcext:value-type="string">
            <text:p>2015-12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Na9PP</text:p>
          </table:table-cell>
          <table:table-cell office:value-type="string" calcext:value-type="string">
            <text:p>2016-01-0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PJI5Z</text:p>
          </table:table-cell>
          <table:table-cell office:value-type="string" calcext:value-type="string">
            <text:p>2016-02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lC7eE</text:p>
          </table:table-cell>
          <table:table-cell office:value-type="string" calcext:value-type="string">
            <text:p>2016-03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dSZMU</text:p>
          </table:table-cell>
          <table:table-cell office:value-type="string" calcext:value-type="string">
            <text:p>2016-04-0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ICvcL</text:p>
          </table:table-cell>
          <table:table-cell office:value-type="string" calcext:value-type="string">
            <text:p>2016-05-0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bidouille.org/files/misc/androidcharts/data_api.csv</text:p>
          </table:table-cell>
          <table:table-cell office:value-type="string" calcext:value-type="string">
            <text:p>2016-06-0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bidouille.org/files/misc/androidcharts/data_api.csv</text:p>
          </table:table-cell>
          <table:table-cell office:value-type="string" calcext:value-type="string">
            <text:p>2016-07-1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13.3" calcext:value-type="float">
            <text:p>13.3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xvjS4</text:p>
          </table:table-cell>
          <table:table-cell office:value-type="string" calcext:value-type="string">
            <text:p>2016-08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bidouille.org/files/misc/androidcharts/data_api.csv</text:p>
          </table:table-cell>
          <table:table-cell office:value-type="string" calcext:value-type="string">
            <text:p>2016-09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18.7" calcext:value-type="float">
            <text:p>18.7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6-10-01 no data https://gadgets.ndtv.com/mobiles/news/android-7-0-nougat-now-present-on-0-3-percent-of-all-active-android-devices-says-google-1622766</text:p>
          </table:table-cell>
          <table:table-cell office:value-type="string" calcext:value-type="string">
            <text:p>http://www.webcitation.org/6m79atw60</text:p>
          </table:table-cell>
          <table:table-cell office:value-type="string" calcext:value-type="string">
            <text:p>2016-11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webcitation.org/6mhJl79jz</text:p>
          </table:table-cell>
          <table:table-cell office:value-type="string" calcext:value-type="string">
            <text:p>2016-12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webcitation.org/6nYbO8e4g</text:p>
          </table:table-cell>
          <table:table-cell office:value-type="string" calcext:value-type="string">
            <text:p>2017-01-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webcitation.org/6oGgn8V3a</text:p>
          </table:table-cell>
          <table:table-cell office:value-type="string" calcext:value-type="string">
            <text:p>2017-02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3NG3-YHS7</text:p>
          </table:table-cell>
          <table:table-cell office:value-type="string" calcext:value-type="string">
            <text:p>2017-03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TT4H-6F3B</text:p>
          </table:table-cell>
          <table:table-cell office:value-type="string" calcext:value-type="string">
            <text:p>2017-04-0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JY22-7TDK</text:p>
          </table:table-cell>
          <table:table-cell office:value-type="string" calcext:value-type="string">
            <text:p>2017-05-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H6ML-RELH</text:p>
          </table:table-cell>
          <table:table-cell office:value-type="string" calcext:value-type="string">
            <text:p>2017-06-05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WNZ8-P37M</text:p>
          </table:table-cell>
          <table:table-cell office:value-type="string" calcext:value-type="string">
            <text:p>2017-07-06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8VX2-UAQS</text:p>
          </table:table-cell>
          <table:table-cell office:value-type="string" calcext:value-type="string">
            <text:p>2017-08-08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UR8N-7N9N</text:p>
          </table:table-cell>
          <table:table-cell office:value-type="string" calcext:value-type="string">
            <text:p>2017-09-1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7AWV-USPF</text:p>
          </table:table-cell>
          <table:table-cell office:value-type="string" calcext:value-type="string">
            <text:p>2017-10-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6XPB-JN8X</text:p>
          </table:table-cell>
          <table:table-cell office:value-type="string" calcext:value-type="string">
            <text:p>2017-11-0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  <table:table-cell office:value-type="float" office:value="30.9" calcext:value-type="float">
            <text:p>30.9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P3HH-ZAXK</text:p>
          </table:table-cell>
          <table:table-cell office:value-type="string" calcext:value-type="string">
            <text:p>2017-12-11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0.2" calcext:value-type="float">
            <text:p>20.2</text:p>
          </table:table-cell>
          <table:table-cell office:value-type="float" office:value="29.7" calcext:value-type="float">
            <text:p>29.7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RLV3-V6GX</text:p>
          </table:table-cell>
          <table:table-cell office:value-type="string" calcext:value-type="string">
            <text:p>2018-01-08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9.4" calcext:value-type="float">
            <text:p>19.4</text:p>
          </table:table-cell>
          <table:table-cell office:value-type="float" office:value="28.6" calcext:value-type="float">
            <text:p>28.6</text:p>
          </table:table-cell>
          <table:table-cell office:value-type="float" office:value="21.1" calcext:value-type="float">
            <text:p>21.1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7CTB-7UCN</text:p>
          </table:table-cell>
          <table:table-cell office:value-type="string" calcext:value-type="string">
            <text:p>2018-02-05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9.2" calcext:value-type="float">
            <text:p>19.2</text:p>
          </table:table-cell>
          <table:table-cell office:value-type="float" office:value="28.1" calcext:value-type="float">
            <text:p>28.1</text:p>
          </table:table-cell>
          <table:table-cell office:value-type="float" office:value="22.3" calcext:value-type="float">
            <text:p>22.3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3 no data published https://techweez.com/2018/04/18/android-distribution-march-2018/</text:p>
          </table:table-cell>
          <table:table-cell office:value-type="string" calcext:value-type="string">
            <text:p>https://perma.cc/X5GS-3H45</text:p>
          </table:table-cell>
          <table:table-cell office:value-type="string" calcext:value-type="string">
            <text:p>2018-04-16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7MMM-4F8M</text:p>
          </table:table-cell>
          <table:table-cell office:value-type="string" calcext:value-type="string">
            <text:p>2018-05-07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25.5" calcext:value-type="float">
            <text:p>25.5</text:p>
          </table:table-cell>
          <table:table-cell office:value-type="float" office:value="22.9" calcext:value-type="float">
            <text:p>22.9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6 no data published https://www.androidpolice.com/2018/07/23/googles-july-2018-android-platform-update-shows-oreo-usage-doubling-since-may/</text:p>
          </table:table-cell>
          <table:table-cell office:value-type="string" calcext:value-type="string">
            <text:p>https://perma.cc/CYR7-BEZZ</text:p>
          </table:table-cell>
          <table:table-cell office:value-type="string" calcext:value-type="string">
            <text:p>2018-07-23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21.2" calcext:value-type="float">
            <text:p>21.2</text:p>
          </table:table-cell>
          <table:table-cell office:value-type="float" office:value="9.6" calcext:value-type="float">
            <text:p>9.6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8-31 https://web.archive.org/web/20180911061116/https://developer.android.com/about/dashboards/</text:p>
          </table:table-cell>
          <table:table-cell office:value-type="string" calcext:value-type="string">
            <text:p>https://perma.cc/LJ58-EYUH</text:p>
          </table:table-cell>
          <table:table-cell office:value-type="string" calcext:value-type="string">
            <text:p>2018-09-12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5.4" calcext:value-type="float">
            <text:p>15.4</text:p>
          </table:table-cell>
          <table:table-cell office:value-type="float" office:value="22.7" calcext:value-type="float">
            <text:p>22.7</text:p>
          </table:table-cell>
          <table:table-cell office:value-type="float" office:value="20.3" calcext:value-type="float">
            <text:p>20.3</text:p>
          </table:table-cell>
          <table:table-cell office:value-type="float" office:value="10.5" calcext:value-type="float">
            <text:p>10.5</text:p>
          </table:table-cell>
          <table:table-cell office:value-type="float" office:value="11.4" calcext:value-type="float">
            <text:p>11.4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www.androidpolice.com/2018/09/29/google-posts-septembers-android-platform-distribution-numbers-still-no-pie/</text:p>
          </table:table-cell>
          <table:table-cell office:value-type="string" calcext:value-type="string">
            <text:p>2018-09-29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4.7" calcext:value-type="float">
            <text:p>14.7</text:p>
          </table:table-cell>
          <table:table-cell office:value-type="float" office:value="21.6" calcext:value-type="float">
            <text:p>21.6</text:p>
          </table:table-cell>
          <table:table-cell office:value-type="float" office:value="19" calcext:value-type="float">
            <text:p>19</text:p>
          </table:table-cell>
          <table:table-cell office:value-type="float" office:value="10.3" calcext:value-type="float">
            <text:p>10.3</text:p>
          </table:table-cell>
          <table:table-cell office:value-type="float" office:value="13.4" calcext:value-type="float">
            <text:p>13.4</text:p>
          </table:table-cell>
          <table:table-cell office:value-type="float" office:value="5.8" calcext:value-type="float">
            <text:p>5.8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4H44-84ZQ</text:p>
          </table:table-cell>
          <table:table-cell office:value-type="string" calcext:value-type="string">
            <text:p>2018-10-26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4.4" calcext:value-type="float">
            <text:p>14.4</text:p>
          </table:table-cell>
          <table:table-cell office:value-type="float" office:value="21.3" calcext:value-type="float">
            <text:p>21.3</text:p>
          </table:table-cell>
          <table:table-cell office:value-type="float" office:value="18.1" calcext:value-type="float">
            <text:p>18.1</text:p>
          </table:table-cell>
          <table:table-cell office:value-type="float" office:value="10.1" calcext:value-type="float">
            <text:p>10.1</text:p>
          </table:table-cell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ssive gap of data unavailability</text:p>
          </table:table-cell>
          <table:table-cell office:value-type="string" calcext:value-type="string">
            <text:p>https://perma.cc/A3LQ-WEM5</text:p>
          </table:table-cell>
          <table:table-cell office:value-type="string" calcext:value-type="string">
            <text:p>2019-05-07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11.4" calcext:value-type="float">
            <text:p>11.4</text:p>
          </table:table-cell>
          <table:table-cell office:value-type="float" office:value="7.8" calcext:value-type="float">
            <text:p>7.8</text:p>
          </table:table-cell>
          <table:table-cell office:value-type="float" office:value="12.9" calcext:value-type="float">
            <text:p>12.9</text:p>
          </table:table-cell>
          <table:table-cell office:value-type="float" office:value="15.4" calcext:value-type="float">
            <text:p>15.4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14" meta:object-count="0"/>
    <meta:generator>LibreOffice/6.0.7.3$Linux_X86_64 LibreOffice_project/00m0$Build-3</meta:generator>
  </office:meta>
</office:document-meta>
</file>